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E000000C4B200A948.png" manifest:media-type="image/png"/>
  <manifest:file-entry manifest:full-path="Pictures/10000201000000610000008C9052B696.png" manifest:media-type="image/png"/>
  <manifest:file-entry manifest:full-path="Pictures/100002010000008B000000380E48FE88.png" manifest:media-type="image/png"/>
  <manifest:file-entry manifest:full-path="Pictures/1000020100000109000000AF919952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5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1cm" fo:min-width="4.525cm"/>
    </style:style>
    <style:style style:name="gr4" style:family="graphic" style:parent-style-name="standard">
      <style:graphic-properties draw:stroke="none" svg:stroke-color="#000000" draw:fill="none" draw:fill-color="#ffffff" fo:min-height="1.092cm"/>
    </style:style>
    <style:style style:name="gr5" style:family="graphic" style:parent-style-name="standard">
      <style:graphic-properties draw:stroke="none" svg:stroke-color="#000000" draw:fill="none" draw:fill-color="#ffffff" fo:min-height="2.7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1cm" fo:min-width="2.038cm"/>
    </style:style>
    <style:style style:name="gr7" style:family="graphic" style:parent-style-name="standard">
      <style:graphic-properties draw:stroke="none" svg:stroke-color="#000000" draw:fill="none" draw:fill-color="#ffffff" fo:min-height="1.091cm"/>
    </style:style>
    <style:style style:name="gr8" style:family="graphic" style:parent-style-name="standard">
      <style:graphic-properties draw:stroke="none" svg:stroke-color="#000000" draw:fill="none" draw:fill-color="#ffffff" fo:min-height="3.0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2cm" fo:min-width="4.67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819cm" svg:height="4.412cm" svg:x="10.154cm" svg:y="4.013cm">
          <draw:image xlink:href="Pictures/1000020100000109000000AF919952FF.png" xlink:type="simple" xlink:show="embed" xlink:actuate="onLoad">
            <text:p/>
          </draw:image>
        </draw:frame>
        <draw:frame draw:style-name="gr1" draw:text-style-name="P1" draw:layer="layout" svg:width="3.612cm" svg:height="5.11cm" svg:x="11.638cm" svg:y="7.583cm">
          <draw:image xlink:href="Pictures/10000201000000610000008C9052B696.png" xlink:type="simple" xlink:show="embed" xlink:actuate="onLoad">
            <text:p/>
          </draw:image>
        </draw:frame>
        <draw:frame draw:style-name="gr1" draw:text-style-name="P1" draw:layer="layout" svg:width="3.612cm" svg:height="5.11cm" svg:x="10.379cm" svg:y="12.058cm">
          <draw:image xlink:href="Pictures/10000201000000610000008C9052B696.png" xlink:type="simple" xlink:show="embed" xlink:actuate="onLoad">
            <text:p/>
          </draw:image>
        </draw:frame>
        <draw:frame draw:style-name="gr1" draw:text-style-name="P1" draw:layer="layout" svg:width="3.61cm" svg:height="5.11cm" svg:x="9.113cm" svg:y="16.34cm">
          <draw:image xlink:href="Pictures/10000201000000610000008C9052B696.png" xlink:type="simple" xlink:show="embed" xlink:actuate="onLoad">
            <text:p/>
          </draw:image>
        </draw:frame>
        <draw:frame draw:style-name="gr1" draw:text-style-name="P1" draw:layer="layout" svg:width="3.385cm" svg:height="5.913cm" svg:x="7.86cm" svg:y="20.79cm">
          <draw:image xlink:href="Pictures/100002010000006E000000C4B200A948.png" xlink:type="simple" xlink:show="embed" xlink:actuate="onLoad">
            <text:p/>
          </draw:image>
        </draw:frame>
        <draw:frame draw:style-name="gr2" draw:layer="layout" svg:width="8.1cm" svg:height="3.838cm" svg:x="0.4cm" svg:y="22.67cm">
          <draw:text-box>
            <text:p>NATIONACT !='Américain' </text:p>
            <text:p/>
          </draw:text-box>
        </draw:frame>
        <draw:frame draw:style-name="gr2" draw:layer="layout" svg:width="8.555cm" svg:height="3.838cm" svg:x="0.685cm" svg:y="18.635cm">
          <draw:text-box>
            <text:p>ACTEURS.CODACT=JOUENT.NACT</text:p>
          </draw:text-box>
        </draw:frame>
        <draw:frame draw:style-name="gr3" draw:layer="layout" svg:width="5.025cm" svg:height="1.341cm" svg:x="7.762cm" svg:y="26.586cm">
          <draw:text-box>
            <text:p>ACTEURS</text:p>
          </draw:text-box>
        </draw:frame>
        <draw:frame draw:style-name="gr4" draw:layer="layout" svg:width="5.808cm" svg:height="1.342cm" svg:x="12.12cm" svg:y="16.762cm">
          <draw:text-box>
            <text:p>FILMS</text:p>
          </draw:text-box>
        </draw:frame>
        <draw:frame draw:style-name="gr5" draw:layer="layout" svg:width="7.866cm" svg:height="2.957cm" svg:x="2.534cm" svg:y="14.27cm">
          <draw:text-box>
            <text:p>R1.CODFILM=FILMS.CODFILM</text:p>
          </draw:text-box>
        </draw:frame>
        <draw:frame draw:style-name="gr6" draw:layer="layout" svg:width="4.376cm" svg:height="1.341cm" svg:x="11.245cm" svg:y="20.998cm">
          <draw:text-box>
            <text:p>JOUENT</text:p>
          </draw:text-box>
        </draw:frame>
        <draw:frame draw:style-name="gr7" draw:layer="layout" svg:width="8.239cm" svg:height="1.341cm" svg:x="12.361cm" svg:y="12.414cm">
          <draw:text-box>
            <text:p>REALISATEURS</text:p>
          </draw:text-box>
        </draw:frame>
        <draw:frame draw:style-name="gr1" draw:text-style-name="P1" draw:layer="layout" svg:width="6.972cm" svg:height="2.752cm" svg:x="10.073cm" svg:y="1.4cm">
          <draw:image xlink:href="Pictures/100002010000008B000000380E48FE88.png" xlink:type="simple" xlink:show="embed" xlink:actuate="onLoad">
            <text:p/>
          </draw:image>
        </draw:frame>
        <draw:frame draw:style-name="gr8" draw:layer="layout" svg:width="6.971cm" svg:height="3.323cm" svg:x="3.956cm" svg:y="8.929cm">
          <draw:text-box>
            <text:p>R3.CODREAL=REALISATEURS.CODREAL</text:p>
          </draw:text-box>
        </draw:frame>
        <draw:frame draw:style-name="gr9" draw:layer="layout" svg:width="5.176cm" svg:height="1.342cm" svg:x="11.9cm" svg:y="5.5cm">
          <draw:text-box>
            <text:p>NOMRE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0:10:51.854804917</meta:creation-date>
    <dc:date>2018-03-15T09:48:20.228946070</dc:date>
    <meta:editing-duration>PT8M57S</meta:editing-duration>
    <meta:editing-cycles>7</meta:editing-cycles>
    <meta:generator>LibreOffice/4.2.8.2$Linux_X86_64 LibreOffice_project/420m0$Build-2</meta:generator>
    <meta:document-statistic meta:object-count="15"/>
  </office:meta>
</office:document-meta>
</file>